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Picture 2" text:anchor-type="as-char" svg:x="0in" svg:y="0in" svg:width="4in" svg:height="2.60417in" style:rel-width="scale" style:rel-height="scale"><draw:image xlink:href="media/image1.jpeg" xlink:type="simple" xlink:show="embed" xlink:actuate="onLoad"/><svg:title/><svg:desc>https://www.harrisonandcompany.com/content/images/thumbs/0013306.jpe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auren Yaxley</meta:initial-creator>
    <dc:creator>Lauren Yaxley</dc:creator>
    <meta:creation-date>2012-11-12T10:48:00Z</meta:creation-date>
    <dc:date>2012-11-12T10:49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